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>
      <style:paragraph-properties fo:text-align="start"/>
      <style:text-properties style:text-line-through-styl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bank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count number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 cod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 nam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ccount holder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Bankverbindung und Einzugsermächtigung</text:span></text:p>
      <text:p text:style-name="P4"/>
      <text:p text:style-name="P4"/>
      <text:p text:style-name="P3">Um die <text:span text:style-name="T1">Mitgliedsbeiträge einzuziehen</text:span>, benötigen wir von Ihnen eine Bankverbindung.</text:p>
      <text:p text:style-name="P2"/>
      <text:p text:style-name="P3">Die Bankdaten werden von uns selbstverständlich vertraulich behandelt und nicht weitergegeben, außer an die zuständige Bank. Die Daten werden nicht in unserer Online-Datenbank gespeichert, sondern nur im Abrechnungssystem zur Einreichung bei der Bank und sind daher selbst bei einem Einbruch in unser System sicher.</text:p>
      <text:p text:style-name="P1"/>
      <text:p text:style-name="Standard"/>
      <text:p text:style-name="Standard"/>
      <text:p text:style-name="Standard"><text:tab/>KontoinhalberIn:<text:tab/><text:tab/><draw:control text:anchor-type="as-char" svg:y="-0.762cm" draw:z-index="3" draw:style-name="gr2" draw:text-style-name="P7" svg:width="9.658cm" svg:height="0.763cm" draw:control="control4"/></text:p>
      <text:p text:style-name="Standard"/>
      <text:p text:style-name="Standard"><text:tab/>Name der Bank:<text:tab/><text:tab/><draw:control text:anchor-type="as-char" draw:z-index="2" draw:style-name="gr1" draw:text-style-name="P7" svg:width="9.658cm" svg:height="0.763cm" draw:control="control3"/></text:p>
      <text:p text:style-name="Standard"/>
      <text:p text:style-name="Standard"><text:tab/>Kontonummer:<text:tab/><text:tab/><draw:control text:anchor-type="as-char" draw:z-index="0" draw:style-name="gr1" draw:text-style-name="P7" svg:width="9.658cm" svg:height="0.763cm" draw:control="control1"/></text:p>
      <text:p text:style-name="Standard"/>
      <text:p text:style-name="Standard"><text:tab/>Bankleitzahl<text:tab/><text:tab/><text:tab/><draw:control text:anchor-type="as-char" draw:z-index="1" draw:style-name="gr1" draw:text-style-name="P7" svg:width="9.658cm" svg:height="0.763cm" draw:control="control2"/></text:p>
      <text:p text:style-name="Standard"/>
      <text:p text:style-name="Standard"/>
      <text:p text:style-name="Standard"/>
      <text:p text:style-name="Standard">Sie willigen mit ihrer Unterschrift ein, dass der OpenMusicContest.org e.V. automatisiert Beiträge von dem oben angegebenen Konto einzieht. </text:p>
      <text:p text:style-name="Standard"/>
      <text:p text:style-name="Standard"/>
      <text:p text:style-name="Standard"/>
      <text:p text:style-name="Standard"/>
      <text:p text:style-name="Standard"/>
      <text:p text:style-name="Standard"><text:tab/>Datum, Unterschrift <text:tab/><text:tab/>______________________________________________</text:p>
      <text:p text:style-name="Standard"/>
      <text:p text:style-name="Standard"/>
      <text:p text:style-name="Standard"/>
      <text:p text:style-name="P6">Dieses Formular muss <text:span text:style-name="T1">ausgefüllt</text:span> (Druckbuchstaben; am liebsten per Computer!) und <text:span text:style-name="T1">unterschrieben</text:span> zusammen mit der Beitrittserklärung an uns <text:span text:style-name="T1">zurückgesandt</text:span> werden, damit ihre Mitgliedschaft aktiv werden kann. </text:p>
      <text:p text:style-name="P6"/>
      <text:p text:style-name="P6"/>
      <text:p text:style-name="P6">Andernfalls genügt die Zusendung der Beitrittserklärung. Die Bankverbindung des Vereins werden wir Ihnen dann zusenden.</text:p>
      <text:p text:style-name="Standard"/>
      <text:p text:style-name="Standard"/>
      <text:p text:style-name="Standard"><text:span text:style-name="T1">Per Post</text:span>: <text:tab/>OpenMusicContest.org e.V.</text:p>
      <text:p text:style-name="Standard"><text:tab/><text:tab/>Am Weinberg 9</text:p>
      <text:p text:style-name="Standard"><text:tab/><text:tab/>35037 Marburg</text:p>
      <text:p text:style-name="Standard"/>
      <text:p text:style-name="Standard"><text:span text:style-name="T1">Per Fax</text:span>: <text:tab/>06421-69069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8T12:26:48</meta:creation-date>
    <dc:date>2011-11-09T01:38:58</dc:date>
    <meta:editing-duration>PT2H55M42S</meta:editing-duration>
    <meta:editing-cycles>9</meta:editing-cycles>
    <meta:generator>LibreOffice/3.4$Linux LibreOffice_project/340m1$Build-302</meta:generator>
    <dc:creator>Christoph Scheid</dc:creator>
    <meta:document-statistic meta:table-count="0" meta:image-count="0" meta:object-count="0" meta:page-count="1" meta:paragraph-count="15" meta:word-count="136" meta:character-count="1129" meta:non-whitespace-character-count="980"/>
  </office:meta>
</office:document-meta>
</file>